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94.13mm" svg:height="62.32mm" svg:x="70.99mm" svg:y="43.89mm">
            <loext:p/>
            <draw:object draw:notify-on-update-of-ranges="Feuille1.A3:Feuille1.A3 Feuille1.B3:Feuille1.J3 Feuille1.A4:Feuille1.A4 Feuille1.B4:Feuille1.J4 Feuille1.A5:Feuille1.A5 Feuille1.B5:Feuille1.J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+sisec audio separ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yearly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 table:formula="of:=SUM([.B4])" office:value-type="float" office:value="18" calcext:value-type="float">
            <text:p>18</text:p>
          </table:table-cell>
          <table:table-cell table:formula="of:=SUM([.B4:.C4])" office:value-type="float" office:value="50" calcext:value-type="float">
            <text:p>50</text:p>
          </table:table-cell>
          <table:table-cell table:formula="of:=SUM([.B4:.D4])" office:value-type="float" office:value="74" calcext:value-type="float">
            <text:p>74</text:p>
          </table:table-cell>
          <table:table-cell table:formula="of:=SUM([.B4:.E4])" office:value-type="float" office:value="141" calcext:value-type="float">
            <text:p>141</text:p>
          </table:table-cell>
          <table:table-cell table:formula="of:=SUM([.B4:.F4])" office:value-type="float" office:value="194" calcext:value-type="float">
            <text:p>194</text:p>
          </table:table-cell>
          <table:table-cell table:formula="of:=SUM([.B4:.G4])" office:value-type="float" office:value="242" calcext:value-type="float">
            <text:p>242</text:p>
          </table:table-cell>
          <table:table-cell table:formula="of:=SUM([.B4:.H4])" office:value-type="float" office:value="293" calcext:value-type="float">
            <text:p>293</text:p>
          </table:table-cell>
          <table:table-cell table:formula="of:=SUM([.B4:.I4])" office:value-type="float" office:value="353" calcext:value-type="float">
            <text:p>353</text:p>
          </table:table-cell>
          <table:table-cell table:formula="of:=SUM([.B4:.J4])" office:value-type="float" office:value="419" calcext:value-type="float">
            <text:p>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7:19:26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2:37:10.153566174</meta:creation-date>
    <dc:date>2018-01-20T09:56:35.776000000</dc:date>
    <meta:editing-duration>P4DT22H7M39S</meta:editing-duration>
    <meta:editing-cycles>3</meta:editing-cycles>
    <meta:generator>LibreOffice/5.3.7.2$Windows_X86_64 LibreOffice_project/6b8ed514a9f8b44d37a1b96673cbbdd077e24059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14cm" svg:height="6.233cm" xlink:href=".." xlink:type="simple" chart:class="chart:bar" chart:style-name="ch1">
        <chart:legend svg:x="3.506cm" svg:y="0.944cm" style:legend-expansion="custom" chartooo:width="3.425cm" chartooo:height="1.132cm" style:legend-expansion-aspect-ratio="3.0256183745583" chart:style-name="ch2"/>
        <chart:plot-area chart:style-name="ch3" table:cell-range-address="Feuille1.A3:Feuille1.J5" chart:data-source-has-labels="both" svg:x="0.823cm" svg:y="0.13cm" svg:width="18.412cm" svg:height="6.013cm">
          <chartooo:coordinate-region svg:x="1.656cm" svg:y="0.326cm" svg:width="17.579cm" svg:height="5.178cm"/>
          <chart:axis chart:dimension="x" chart:name="primary-x" chart:style-name="ch4" chartooo:axis-type="auto">
            <chartooo:date-scale/>
            <chart:categories table:cell-range-address="Feuille1.B3:Feuille1.J3"/>
            <chart:grid chart:style-name="ch5" chart:class="major"/>
          </chart:axis>
          <chart:axis chart:dimension="y" chart:name="primary-y" chart:style-name="ch6">
            <chart:title svg:x="0.001cm" svg:y="3.775cm" chart:style-name="ch7">
              <text:p>citations</text:p>
            </chart:title>
            <chart:grid chart:style-name="ch5" chart:class="major"/>
          </chart:axis>
          <chart:series chart:style-name="ch8" chart:values-cell-range-address="Feuille1.B4:Feuille1.J4" chart:label-cell-address="Feuille1.A4:Feuille1.A4" chart:class="chart:bar">
            <chart:data-point chart:repeated="9"/>
          </chart:series>
          <chart:series chart:style-name="ch9" chart:values-cell-range-address="Feuille1.B5:Feuille1.J5" chart:label-cell-address="Feuille1.A5:Feuille1.A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  <draw:g>
                  <svg:desc>Feuille1.B3:Feuille1.J3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</table:table-row>
          </table:table-header-rows>
          <table:table-rows>
            <table:table-row>
              <table:table-cell office:value-type="string">
                <text:p>yearly</text:p>
                <draw:g>
                  <svg:desc>Feuille1.A4:Feuille1.A4</svg:desc>
                </draw:g>
              </table:table-cell>
              <table:table-cell office:value-type="float" office:value="18">
                <text:p>18</text:p>
                <draw:g>
                  <svg:desc>Feuille1.B4:Feuille1.J4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umulative</text:p>
                <draw:g>
                  <svg:desc>Feuille1.A5:Feuille1.A5</svg:desc>
                </draw:g>
              </table:table-cell>
              <table:table-cell office:value-type="float" office:value="18">
                <text:p>18</text:p>
                <draw:g>
                  <svg:desc>Feuille1.B5:Feuille1.J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141">
                <text:p>141</text:p>
              </table:table-cell>
              <table:table-cell office:value-type="float" office:value="194">
                <text:p>194</text:p>
              </table:table-cell>
              <table:table-cell office:value-type="float" office:value="242">
                <text:p>242</text:p>
              </table:table-cell>
              <table:table-cell office:value-type="float" office:value="293">
                <text:p>293</text:p>
              </table:table-cell>
              <table:table-cell office:value-type="float" office:value="353">
                <text:p>353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